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800000"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cm" fo:padding-left="0.1cm" fo:padding-right="0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objectwithoutfill">
      <style:graphic-properties svg:stroke-color="#0000ff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6" style:family="graphic" style:parent-style-name="standard">
      <style:graphic-properties svg:stroke-color="#ff0000" svg:stroke-linecap="round" draw:textarea-horizontal-align="center" draw:textarea-vertical-align="middle"/>
    </style:style>
    <style:style style:name="gr7" style:family="graphic" style:parent-style-name="standard">
      <style:graphic-properties svg:stroke-color="#ff0000" draw:textarea-horizontal-align="center" draw:textarea-vertical-align="middle"/>
    </style:style>
    <style:style style:name="gr8" style:family="graphic" style:parent-style-name="standard">
      <style:graphic-properties draw:stroke="none" svg:stroke-color="#ff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9" style:family="graphic" style:parent-style-name="standard">
      <style:graphic-properties svg:stroke-color="#0000ff" draw:textarea-horizontal-align="center" draw:textarea-vertical-align="middle"/>
    </style:style>
    <style:style style:name="gr10" style:family="graphic" style:parent-style-name="standard">
      <style:graphic-properties svg:stroke-color="#0000ff" svg:stroke-linecap="round" draw:textarea-horizontal-align="center" draw:textarea-vertical-align="middle"/>
    </style:style>
    <style:style style:name="gr11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2pt" style:font-size-complex="12pt"/>
    </style:style>
    <style:style style:name="P3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font-family="Arial" style:font-family-generic="swiss" style:font-pitch="variable" fo:font-size="12pt" style:font-size-asian="12pt" style:font-size-complex="12pt"/>
    </style:style>
    <style:style style:name="T3" style:family="text">
      <style:text-properties fo:font-family="Arial" style:font-style-name="Regular" style:font-family-generic="swiss" fo:font-size="12pt" style:font-family-asian="Arial" style:font-style-name-asian="Regular" style:font-family-generic-asian="swiss" style:font-size-asian="12pt" style:font-family-complex="Arial" style:font-style-name-complex="Regular" style:font-family-generic-complex="swiss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.999cm" svg:height="0.499cm" draw:transform="rotate (-1.57079632679579) translate (2.49999999999962cm 1.24999999999986cm)" svg:viewBox="0 0 2000 500" draw:points="0,250 250,250 375,500 625,0 875,500 1125,0 1375,500 1625,0 1750,250 2000,250">
          <text:p/>
        </draw:polyline>
        <draw:g>
          <draw:frame draw:style-name="gr2" draw:text-style-name="P2" draw:layer="layout" svg:width="1.25cm" svg:height="0.5cm" svg:x="0.25cm" svg:y="3cm">
            <draw:text-box>
              <text:p text:style-name="P1"><text:span text:style-name="T1">IO</text:span></text:p>
            </draw:text-box>
          </draw:frame>
          <draw:polygon draw:style-name="gr3" draw:text-style-name="P1" draw:layer="layout" svg:width="0.499cm" svg:height="1.499cm" draw:transform="rotate (-1.57079632679579) translate (1.74999999999986cm 2.99999999999911cm)" svg:viewBox="0 0 500 1500" draw:points="0,1500 500,1500 500,250 250,0 0,250">
            <text:p/>
          </draw:polygon>
        </draw:g>
        <draw:polyline draw:style-name="gr4" draw:text-style-name="P1" draw:layer="layout" svg:width="-0.499cm" svg:height="-0.249cm" svg:x="2.25cm" svg:y="3.25cm" svg:viewBox="0 0 -500 -250" draw:points="500,0 0,0 0,250">
          <text:p/>
        </draw:polyline>
        <draw:frame draw:style-name="gr5" draw:text-style-name="P3" draw:layer="layout" svg:width="2cm" svg:height="0.5cm" draw:transform="rotate (-1.57079632679579) translate (1.88cm 1.25cm)">
          <draw:text-box>
            <text:p text:style-name="P1"><text:span text:style-name="T2">10 k</text:span><text:span text:style-name="T3">Ω</text:span></text:p>
          </draw:text-box>
        </draw:frame>
        <draw:g>
          <draw:line draw:style-name="gr6" draw:text-style-name="P1" draw:layer="layout" svg:x1="1.75cm" svg:y1="1cm" svg:x2="2.75cm" svg:y2="1cm">
            <text:p/>
          </draw:line>
          <draw:line draw:style-name="gr7" draw:text-style-name="P1" draw:layer="layout" svg:x1="2.25cm" svg:y1="1.5cm" svg:x2="2.25cm" svg:y2="1cm">
            <text:p/>
          </draw:line>
          <draw:frame draw:style-name="gr8" draw:layer="layout" svg:width="1cm" svg:height="1cm" svg:x="1.75cm" svg:y="0cm">
            <draw:text-box>
              <text:p>+V</text:p>
            </draw:text-box>
          </draw:frame>
        </draw:g>
        <draw:g>
          <draw:glue-point draw:id="4" svg:x="-2.992cm" svg:y="-4.997cm" draw:escape-direction="up"/>
          <draw:glue-point draw:id="5" svg:x="-2.992cm" svg:y="5.002cm" draw:escape-direction="down"/>
          <draw:line draw:style-name="gr9" draw:text-style-name="P1" draw:layer="layout" svg:x1="2.25cm" svg:y1="3.25cm" svg:x2="2.25cm" svg:y2="3.5cm">
            <text:p/>
          </draw:line>
          <draw:line draw:style-name="gr9" draw:text-style-name="P1" draw:layer="layout" svg:x1="2.25cm" svg:y1="5.253cm" svg:x2="2.25cm" svg:y2="5.003cm">
            <text:p/>
          </draw:line>
          <draw:line draw:style-name="gr10" draw:text-style-name="P1" draw:layer="layout" svg:x1="2.25cm" svg:y1="3.75cm" svg:x2="2.25cm" svg:y2="4.75cm">
            <text:p/>
          </draw:line>
          <draw:circle draw:style-name="gr11" draw:text-style-name="P1" draw:layer="layout" svg:width="0.25cm" svg:height="0.25cm" draw:transform="rotate (-1.57079632679579) translate (2.375cm 3.505cm)">
            <text:p/>
          </draw:circle>
          <draw:circle draw:style-name="gr11" draw:text-style-name="P1" draw:layer="layout" svg:width="0.25cm" svg:height="0.25cm" draw:transform="rotate (-1.57079632679579) translate (2.375cm 4.748cm)">
            <text:p/>
          </draw:circle>
        </draw:g>
        <draw:g>
          <draw:line draw:style-name="gr9" draw:text-style-name="P1" draw:layer="layout" svg:x1="2.25cm" svg:y1="5.75cm" svg:x2="2.25cm" svg:y2="5.25cm">
            <text:p/>
          </draw:line>
          <draw:line draw:style-name="gr10" draw:text-style-name="P1" draw:layer="layout" svg:x1="1.75cm" svg:y1="5.75cm" svg:x2="2.75cm" svg:y2="5.75cm">
            <text:p/>
          </draw:line>
          <draw:line draw:style-name="gr10" draw:text-style-name="P1" draw:layer="layout" svg:x1="2cm" svg:y1="6cm" svg:x2="2.5cm" svg:y2="6cm">
            <text:p/>
          </draw:line>
          <draw:line draw:style-name="gr10" draw:text-style-name="P1" draw:layer="layout" svg:x1="2.13cm" svg:y1="6.25cm" svg:x2="2.38cm" svg:y2="6.2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3.5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4-03-19T02:09:08.84</dc:date>
    <meta:editing-duration>PT35M10S</meta:editing-duration>
    <meta:editing-cycles>34</meta:editing-cycles>
    <meta:document-statistic meta:object-count="21"/>
  </office:meta>
</office:document-meta>
</file>